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fo:font-weight="bold" officeooo:rsid="0009986e" officeooo:paragraph-rsid="0009986e" fo:background-color="#ffff99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normal" officeooo:rsid="0012171b" officeooo:paragraph-rsid="0012171b" fo:background-color="#ffffff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bb835" fo:background-color="#ffffff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1bb835" officeooo:paragraph-rsid="001d9c66" fo:background-color="#ffffff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text-properties fo:font-size="16pt" fo:font-style="normal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normal" officeooo:rsid="0012171b" officeooo:paragraph-rsid="0012171b" fo:background-color="#ffffff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text-properties fo:font-size="16pt" fo:font-style="normal" style:text-underline-style="none" fo:font-weight="normal" officeooo:rsid="0009986e" officeooo:paragraph-rsid="0009986e" fo:background-color="#fffff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16pt" fo:font-style="normal" style:text-underline-style="none" fo:font-weight="normal" officeooo:rsid="000c97ce" officeooo:paragraph-rsid="000c97ce" fo:background-color="#ffffff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fo:font-size="16pt" fo:font-style="normal" style:text-underline-style="none" fo:font-weight="normal" officeooo:rsid="000c97ce" officeooo:paragraph-rsid="000fe1b2" fo:background-color="#ffffff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officeooo:rsid="0012171b" officeooo:paragraph-rsid="0012171b" fo:background-color="#ffffff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fo:font-size="16pt" fo:font-style="normal" style:text-underline-style="none" fo:font-weight="normal" officeooo:rsid="0016079f" officeooo:paragraph-rsid="0016079f" fo:background-color="#fffff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text-properties fo:font-size="20pt" fo:font-style="italic" fo:font-weight="bold" officeooo:rsid="0009986e" officeooo:paragraph-rsid="0009986e" fo:background-color="#ffff99" style:font-size-asian="20pt" style:font-style-asian="italic" style:font-weight-asian="bold" style:font-size-complex="20pt" style:font-style-complex="italic" style:font-weight-complex="bold"/>
    </style:style>
    <style:style style:name="P13" style:family="paragraph" style:parent-style-name="Standard">
      <style:text-properties fo:font-size="14pt" fo:font-style="normal" style:text-underline-style="solid" style:text-underline-width="auto" style:text-underline-color="font-color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normal" officeooo:rsid="0009986e" officeooo:paragraph-rsid="0009986e" fo:background-color="#ffffff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370fd" officeooo:paragraph-rsid="001370fd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370fd" officeooo:paragraph-rsid="0012171b" fo:background-color="#ffffff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font-style="italic" style:text-underline-style="none" fo:font-weight="normal" officeooo:rsid="001370fd" officeooo:paragraph-rsid="001370fd" fo:background-color="#ffffff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ac456"/>
    </style:style>
    <style:style style:name="T2" style:family="text">
      <style:text-properties officeooo:rsid="000dd29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e1b2"/>
    </style:style>
    <style:style style:name="T5" style:family="text">
      <style:text-properties officeooo:rsid="00177c89"/>
    </style:style>
    <style:style style:name="T6" style:family="text">
      <style:text-properties officeooo:rsid="001d9c66"/>
    </style:style>
    <style:style style:name="T7" style:family="text">
      <style:text-properties officeooo:rsid="001f1845"/>
    </style:style>
    <style:style style:name="fr1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Wyniki 1 – 07.11.16r</text:p>
      <text:p text:style-name="P1"/>
      <text:p text:style-name="P13">Podproblem:</text:p>
      <text:p text:style-name="P13"/>
      <text:p text:style-name="P14">Na wejściu podajemy zbiór filmów z ich średnią ocen(rating) w skali od 1-10 oraz pobieramy informacje o użytkowniku, który wystawił jakąś ocenę któremuś z tych filmów. Następnie neuron uczy się aby trafnie polecać film użytkownikowi, który nie jest słabszy od filmu, któremu wystawił <text:span text:style-name="T1">konkretną</text:span> ocenę.</text:p>
      <text:p text:style-name="P14"/>
      <text:p text:style-name="P7"/>
      <text:p text:style-name="P8"><text:span text:style-name="T3">Dane uczące:</text:span> 10 filmów z ich średnią ocen <text:span text:style-name="T4">oraz ocena użytkownika</text:span></text:p>
      <text:p text:style-name="P9"><text:span text:style-name="T3">Dane walidujące</text:span>: 3 filmy z ich <text:span text:style-name="T2">średnią ocen oraz ocena użytkownika</text:span></text:p>
      <text:p text:style-name="P9"/>
      <text:p text:style-name="P11">Sieć zostaje nauczona na podstawie 10 filmów, które podajemy na wejściu a następnie za pomocą danych walidującyh sprawdzam działanie sieci podając je na wejściu i <text:span text:style-name="T5">otrzymując poprawne sygnały wyjściowe.</text:span></text:p>
      <text:p text:style-name="P11"/>
      <text:p text:style-name="P9"/>
      <text:p text:style-name="P9"/>
      <text:p text:style-name="P9"/>
      <text:p text:style-name="P2">Zestawienie wyników – szczegółowe wyniki znajdują się w folderze wyniki_1</text:p>
      <text:p text:style-name="P2"/>
      <text:p text:style-name="P2"/>
      <text:p text:style-name="P2"/>
      <text:p text:style-name="P3">1. Ilość iteracji potrzebnych do nauczenia sieci dla każdej z 50 prób</text:p>
      <text:p text:style-name="P6"/>
      <text:p text:style-name="P16"/>
      <text:p text:style-name="P15"/>
      <text:p text:style-name="P17">Średnia ilość iteracji oraz średni czas uczenia po 50 próbach</text:p>
      <text:p text:style-name="P6"><draw:frame draw:style-name="fr1" draw:name="Obiekt1" text:anchor-type="paragraph" svg:y="0.199cm" svg:width="9.694cm" svg:height="0.9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Obiekt2" text:anchor-type="paragraph" svg:y="-0.042cm" svg:width="11.719cm" svg:height="23.029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6"/>
      <text:p text:style-name="P6"/>
      <text:p text:style-name="P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5"/>
      <text:p text:style-name="P5"/>
      <text:p text:style-name="P5"><draw:frame draw:style-name="fr1" draw:name="Obiekt3" text:anchor-type="paragraph" svg:y="0.233cm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4"><text:span text:style-name="T6">2</text:span>. <text:span text:style-name="T7">Błąd MSE podczas każdej z</text:span> itera<text:span text:style-name="T7">cji dla 3 wybranych prób</text:span></text:p>
      <text:p text:style-name="P4"/>
      <text:p text:style-name="P4"><draw:frame draw:style-name="fr2" draw:name="Obiekt4" text:anchor-type="paragraph" svg:x="-0.235cm" svg:y="0.231cm" svg:width="17.47cm" svg:height="11.2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1" draw:name="Obiekt5" text:anchor-type="paragraph" svg:y="0.686cm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4"><draw:frame draw:style-name="fr1" draw:name="Obiekt6" text:anchor-type="paragraph" svg:y="0.829cm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Obiekt7" text:anchor-type="paragraph" svg:y="0.109cm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4M12S</meta:editing-duration>
    <meta:editing-cycles>24</meta:editing-cycles>
    <meta:generator>LibreOffice/5.1.3.2$Windows_X86_64 LibreOffice_project/644e4637d1d8544fd9f56425bd6cec110e49301b</meta:generator>
    <dc:date>2016-11-06T21:47:31.414000000</dc:date>
    <meta:document-statistic meta:table-count="0" meta:image-count="0" meta:object-count="7" meta:page-count="5" meta:paragraph-count="10" meta:word-count="142" meta:character-count="923" meta:non-whitespace-character-count="7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4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1" table:default-cell-style-name="ce5"/>
        <table:table-row table:style-name="ro1">
          <table:table-cell table:number-columns-repeated="3"/>
          <table:table-cell office:value-type="string" calcext:value-type="string">
            <text:p>Średnia ilość iteracji ( po 50 próbach )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Średni czas uczenia [ nanoseconds ]</text:p>
          </table:table-cell>
          <table:table-cell table:style-name="ce6" office:value-type="float" office:value="115493481" calcext:value-type="float">
            <text:p>11549348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.00.0000</text:date>, <text:time style:data-style-name="N2" text:time-value="20:19:14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row table:style-name="ro1">
          <table:table-cell table:style-name="ce3" office:value-type="string" calcext:value-type="string">
            <text:p>Numer próby</text:p>
          </table:table-cell>
          <table:table-cell table:style-name="ce3" office:value-type="string" calcext:value-type="string">
            <text:p>Ilość iteracji/ep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.00.0000</text:date>, <text:time style:data-style-name="N2" text:time-value="20:19:49.7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332cm" svg:y="0.314cm" chart:style-name="ch2">
          <text:p>Ilość iteracji ( czas nauki ) dla 50 prób</text:p>
        </chart:title>
        <chart:plot-area chart:style-name="ch3" chart:data-source-has-labels="both" svg:x="1.415cm" svg:y="1.346cm" svg:width="14.265cm" svg:height="6.4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084cm" svg:y="1.417cm" svg:width="13.547cm" svg:height="5.5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42cm" svg:y="7.934cm" chart:style-name="ch5">
              <text:p>Numer próby</text:p>
            </chart:title>
            <chart:categories table:cell-range-address="local-table.$A$2:.$A$51"/>
          </chart:axis>
          <chart:axis chart:dimension="y" chart:name="primary-y" chart:style-name="ch6">
            <chart:title svg:x="0.451cm" svg:y="6.165cm" chart:style-name="ch7">
              <text:p>Ilość epok/iteracji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local-table.$B$2:.$B$51" chart:label-cell-address="local-table.$B$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iteracji/epo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3">
          <table:table-cell table:number-columns-repeated="3"/>
        </table:table-row>
        <table:table-row table:style-name="ro1">
          <table:table-cell table:style-name="ce4" office:value-type="string" calcext:value-type="string">
            <text:p>Numer próby ( wybrane przykładowe 3 )</text:p>
          </table:table-cell>
          <table:table-cell table:style-name="ce4" office:value-type="string" calcext:value-type="string">
            <text:p>Epoka/Iteracja</text:p>
          </table:table-cell>
          <table:table-cell table:style-name="ce4" office:value-type="string" calcext:value-type="string">
            <text:p>MSE</text:p>
          </table:table-cell>
        </table:table-row>
        <table:table-row table:style-name="ro1">
          <table:table-cell table:style-name="ce5" office:value-type="float" office:value="5" calcext:value-type="float" table:number-columns-spanned="1" table:number-rows-spanned="9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.3</text:p>
          </table:table-cell>
        </table:table-row>
        <table:table-row table:style-name="ro1">
          <table:covered-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3</text:p>
          </table:table-cell>
        </table:table-row>
        <table:table-row table:style-name="ro1">
          <table:covered-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.3</text:p>
          </table:table-cell>
        </table:table-row>
        <table:table-row table:style-name="ro1">
          <table:covered-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.3</text:p>
          </table:table-cell>
        </table:table-row>
        <table:table-row table:style-name="ro1">
          <table:covered-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.3</text:p>
          </table:table-cell>
        </table:table-row>
        <table:table-row table:style-name="ro1">
          <table:covered-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.4</text:p>
          </table:table-cell>
        </table:table-row>
        <table:table-row table:style-name="ro1">
          <table:covered-table-cell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.4</text:p>
          </table:table-cell>
        </table:table-row>
        <table:table-row table:style-name="ro1">
          <table:covered-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.3</text:p>
          </table:table-cell>
        </table:table-row>
        <table:table-row table:style-name="ro1">
          <table:covered-table-cell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0.0</text:p>
          </table:table-cell>
        </table:table-row>
        <table:table-row table:style-name="ro1">
          <table:table-cell table:style-name="ce5" office:value-type="float" office:value="17" calcext:value-type="float" table:number-columns-spanned="1" table:number-rows-spanned="3">
            <text:p>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.3</text:p>
          </table:table-cell>
        </table:table-row>
        <table:table-row table:style-name="ro1"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3</text:p>
          </table:table-cell>
        </table:table-row>
        <table:table-row table:style-name="ro1">
          <table:covered-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.0</text:p>
          </table:table-cell>
        </table:table-row>
        <table:table-row table:style-name="ro1">
          <table:table-cell table:style-name="ce5" office:value-type="float" office:value="29" calcext:value-type="float" table:number-columns-spanned="1" table:number-rows-spanned="12">
            <text:p>2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0.3</text:p>
          </table:table-cell>
        </table:table-row>
        <table:table-row table:style-name="ro1">
          <table:covered-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0.3</text:p>
          </table:table-cell>
        </table:table-row>
        <table:table-row table:style-name="ro1">
          <table:covered-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0.2</text:p>
          </table:table-cell>
        </table:table-row>
        <table:table-row table:style-name="ro1">
          <table:covered-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0.4</text:p>
          </table:table-cell>
        </table:table-row>
        <table:table-row table:style-name="ro1">
          <table:covered-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0.4</text:p>
          </table:table-cell>
        </table:table-row>
        <table:table-row table:style-name="ro1">
          <table:covered-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0.4</text:p>
          </table:table-cell>
        </table:table-row>
        <table:table-row table:style-name="ro1">
          <table:covered-table-cell table:style-name="ce6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0.4</text:p>
          </table:table-cell>
        </table:table-row>
        <table:table-row table:style-name="ro1">
          <table:covered-table-cell table:style-name="ce6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0.4</text:p>
          </table:table-cell>
        </table:table-row>
        <table:table-row table:style-name="ro1">
          <table:covered-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0.2</text:p>
          </table:table-cell>
        </table:table-row>
        <table:table-row table:style-name="ro1">
          <table:covered-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0.2</text:p>
          </table:table-cell>
        </table:table-row>
        <table:table-row table:style-name="ro1">
          <table:covered-table-cell table:style-name="ce6"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0.1</text:p>
          </table:table-cell>
        </table:table-row>
        <table:table-row table:style-name="ro1">
          <table:covered-table-cell table:style-name="ce6"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0.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.00.0000</text:date>, <text:time style:data-style-name="N2" text:time-value="20:35:07.33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148cm" svg:y="0.315cm" chart:style-name="ch2">
          <text:p>Próba 5</text:p>
        </chart:title>
        <chart:plot-area chart:style-name="ch3" chart:data-source-has-labels="both" svg:x="1.33cm" svg:y="1.273cm" svg:width="14.35cm" svg:height="6.566cm">
          <chartooo:coordinate-region svg:x="2.242cm" svg:y="1.473cm" svg:width="13.344cm" svg:height="5.719cm"/>
          <chart:axis chart:dimension="x" chart:name="primary-x" chart:style-name="ch4" chartooo:axis-type="auto">
            <chartooo:date-scale/>
            <chart:title svg:x="7.508cm" svg:y="8.018cm" chart:style-name="ch5">
              <text:p>Numer epoki</text:p>
            </chart:title>
            <chart:categories table:cell-range-address="local-table.$A$2:.$A$10"/>
          </chart:axis>
          <chart:axis chart:dimension="y" chart:name="primary-y" chart:style-name="ch4">
            <chart:title svg:x="0.451cm" svg:y="4.944cm" chart:style-name="ch6">
              <text:p>MSE</text:p>
            </chart:title>
          </chart:axis>
          <chart:series chart:style-name="ch7" chart:values-cell-range-address="local-table.$B$2:.$B$10" chart:label-cell-address="local-table.$B$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029cm" svg:y="0.315cm" chart:style-name="ch2">
          <text:p>Próba 17</text:p>
        </chart:title>
        <chart:plot-area chart:style-name="ch3" chart:data-source-has-labels="both" svg:x="1.33cm" svg:y="1.273cm" svg:width="14.35cm" svg:height="6.566cm">
          <chartooo:coordinate-region svg:x="2.242cm" svg:y="1.472cm" svg:width="13.344cm" svg:height="5.72cm"/>
          <chart:axis chart:dimension="x" chart:name="primary-x" chart:style-name="ch4" chartooo:axis-type="auto">
            <chartooo:date-scale/>
            <chart:title svg:x="7.508cm" svg:y="8.018cm" chart:style-name="ch5">
              <text:p>Numer epoki</text:p>
            </chart:title>
            <chart:categories table:cell-range-address="local-table.$A$2:.$A$4"/>
          </chart:axis>
          <chart:axis chart:dimension="y" chart:name="primary-y" chart:style-name="ch4">
            <chart:title svg:x="0.451cm" svg:y="4.944cm" chart:style-name="ch6">
              <text:p>MSE</text:p>
            </chart:title>
          </chart:axis>
          <chart:series chart:style-name="ch7" chart:values-cell-range-address="local-table.$B$2:.$B$4" chart:label-cell-address="local-table.$B$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029cm" svg:y="0.315cm" chart:style-name="ch2">
          <text:p>Próba 29</text:p>
        </chart:title>
        <chart:plot-area chart:style-name="ch3" chart:data-source-has-labels="both" svg:x="1.33cm" svg:y="1.273cm" svg:width="14.35cm" svg:height="6.566cm">
          <chartooo:coordinate-region svg:x="2.242cm" svg:y="1.473cm" svg:width="13.251cm" svg:height="5.719cm"/>
          <chart:axis chart:dimension="x" chart:name="primary-x" chart:style-name="ch4" chartooo:axis-type="auto">
            <chartooo:date-scale/>
            <chart:title svg:x="7.508cm" svg:y="8.018cm" chart:style-name="ch5">
              <text:p>Numer epoki</text:p>
            </chart:title>
            <chart:categories table:cell-range-address="local-table.$A$2:.$A$13"/>
          </chart:axis>
          <chart:axis chart:dimension="y" chart:name="primary-y" chart:style-name="ch4">
            <chart:title svg:x="0.451cm" svg:y="4.944cm" chart:style-name="ch6">
              <text:p>MSE</text:p>
            </chart:title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9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